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c985" officeooo:paragraph-rsid="004dc98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5dba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29c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ca5bf" officeooo:paragraph-rsid="005ca5bf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bf317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bf" officeooo:paragraph-rsid="004f89b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c091" officeooo:paragraph-rsid="0060c09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c091" officeooo:paragraph-rsid="00668fd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5dbaa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5dbaa1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5dbaa1" style:font-size-asian="12pt" style:font-size-complex="12pt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5dbaa1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5ca5bf" officeooo:paragraph-rsid="005ca5bf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5dbaa1"/>
    </style:style>
    <style:style style:name="T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2519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2519" style:font-weight-asian="bold" style:font-weight-complex="bold"/>
    </style:style>
    <style:style style:name="T6" style:family="text">
      <style:text-properties officeooo:rsid="0035db3e"/>
    </style:style>
    <style:style style:name="T7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ca5b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3c87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64b7a4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87f36" style:font-size-asian="12pt" style:font-weight-asian="bold" style:font-size-complex="12pt" style:font-weight-complex="bold"/>
    </style:style>
    <style:style style:name="T18" style:family="text">
      <style:text-properties officeooo:rsid="00522519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5d037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5a8efd"/>
    </style:style>
    <style:style style:name="T22" style:family="text">
      <style:text-properties officeooo:rsid="005355f4"/>
    </style:style>
    <style:style style:name="T23" style:family="text">
      <style:text-properties style:text-outline="false" fo:text-shadow="none" style:text-underline-style="none" style:text-emphasize="none"/>
    </style:style>
    <style:style style:name="T24" style:family="text">
      <style:text-properties style:text-outline="false" fo:text-shadow="none" style:text-underline-style="none" officeooo:rsid="005723e2" style:text-emphasize="none"/>
    </style:style>
    <style:style style:name="T25" style:family="text">
      <style:text-properties style:text-outline="false" fo:text-shadow="none" style:text-underline-style="none" officeooo:rsid="006e1af8" style:text-emphasize="none"/>
    </style:style>
    <style:style style:name="T26" style:family="text">
      <style:text-properties officeooo:rsid="0039da8b"/>
    </style:style>
    <style:style style:name="T27" style:family="text">
      <style:text-properties officeooo:rsid="00643986"/>
    </style:style>
    <style:style style:name="T28" style:family="text">
      <style:text-properties officeooo:rsid="0066ab54"/>
    </style:style>
    <style:style style:name="T29" style:family="text">
      <style:text-properties officeooo:rsid="00417426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35" style:family="text">
      <style:text-properties officeooo:rsid="005dbaa1"/>
    </style:style>
    <style:style style:name="T36" style:family="text">
      <style:text-properties officeooo:rsid="005e13b4"/>
    </style:style>
    <style:style style:name="T37" style:family="text">
      <style:text-properties officeooo:rsid="005f412f"/>
    </style:style>
    <style:style style:name="T38" style:family="text">
      <style:text-properties officeooo:rsid="0061fc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7">5</text:span><text:span text:style-name="T8">0</text:span><text:span text:style-name="T17">5</text:span><text:span text:style-name="T9"> - </text:span><text:span text:style-name="T10">A/G </text:span><text:span text:style-name="T11">- </text:span><text:span text:style-name="T12">Pilot - </text:span><text:span text:style-name="T14">U</text:span><text:span text:style-name="T13">nguided Bombs, </text:span><text:span text:style-name="T15">Timed Loft</text:span></text:p>
      <text:p text:style-name="P4"/>
      <text:p text:style-name="P6">Fence In</text:p>
      <text:list text:style-name="L1">
        <text:list-item>
          <text:p text:style-name="P12"><text:span text:style-name="T3">MASTER ARM</text:span><text:span text:style-name="T1"> ... </text:span><text:span text:style-name="T2">ON</text:span></text:p>
        </text:list-item>
      </text:list>
      <text:p text:style-name="P8"/>
      <text:p text:style-name="P5">Loft -- Pre-set target location and Initial Point, timed pullup, automatic bomb release<text:span text:style-name="T21"> -- WIP needs verification</text:span></text:p>
      <text:list text:style-name="L2">
        <text:list-item>
          <text:p text:style-name="P13">Set up:</text:p>
          <text:list>
            <text:list-item>
              <text:p text:style-name="P13"><text:span text:style-name="T18">(</text:span>WSO<text:span text:style-name="T18">)</text:span> Set timers.</text:p>
            </text:list-item>
            <text:list-item>
              <text:p text:style-name="P13"><text:span text:style-name="T4">Delivery Mode knob</text:span> ... <text:span text:style-name="T4">LOFT</text:span></text:p>
            </text:list-item>
            <text:list-item>
              <text:p text:style-name="P13"><text:span text:style-name="T4">Weapon Select knob</text:span> ... <text:span text:style-name="T4">BOMBS</text:span></text:p>
            </text:list-item>
            <text:list-item>
              <text:p text:style-name="P13"><text:span text:style-name="T4">AWRU</text:span> ... <text:span text:style-name="T4">QTY</text:span> and <text:span text:style-name="T4">INT</text:span> as needed</text:p>
            </text:list-item>
            <text:list-item>
              <text:p text:style-name="P13"><text:span text:style-name="T4">NOSE/TAIL ARM switch</text:span> ... <text:span text:style-name="T4">As needed</text:span></text:p>
            </text:list-item>
            <text:list-item>
              <text:p text:style-name="P13"><text:span text:style-name="T4">Station Select buttons</text:span> ... <text:span text:style-name="T4">Bomb stations selected</text:span></text:p>
            </text:list-item>
          </text:list>
        </text:list-item>
        <text:list-item>
          <text:p text:style-name="P13">When over IP, <text:span text:style-name="T4">press and hold Red Button</text:span>.</text:p>
        </text:list-item>
        <text:list-item>
          <text:p text:style-name="P13">At pullup point, initiate <text:span text:style-name="T4">4 G pullup</text:span>.</text:p>
        </text:list-item>
        <text:list-item>
          <text:p text:style-name="P13">Bombs will release at computed time.</text:p>
        </text:list-item>
        <text:list-item>
          <text:p text:style-name="P13"><text:span text:style-name="T4">Release </text:span><text:span text:style-name="T5">Red Button</text:span><text:span text:style-name="T18"> when bombs are gone</text:span>.</text:p>
        </text:list-item>
      </text:list>
      <text:p text:style-name="P9"/>
      <text:p text:style-name="P11">Weapon notes</text:p>
      <text:list text:style-name="L3">
        <text:list-item>
          <text:p text:style-name="P14">Retarded bombs (Mk 82 Snakeye and AIR, Mk 84 AIR):</text:p>
          <text:list>
            <text:list-item>
              <text:p text:style-name="P15"><text:span text:style-name="T4">NOSE</text:span> fuze drops slick (non-retarded), <text:span text:style-name="T4">NOSE &amp; TAIL</text:span> drops retarded.<text:span text:style-name="T38"> <text:s/>TAIL only will result in retarded dud.</text:span></text:p>
            </text:list-item>
          </text:list>
        </text:list-item>
        <text:list-item>
          <text:p text:style-name="P21"><text:span text:style-name="T19">Mk 20 Rockeyes</text:span><text:span text:style-name="T20">:</text:span></text:p>
          <text:list>
            <text:list-item>
              <text:p text:style-name="P16">Use <text:span text:style-name="T4">NOSE</text:span> fuze for <text:span text:style-name="T4">PRI</text:span> timing, <text:span text:style-name="T4">NOSE &amp; TAIL</text:span> for <text:span text:style-name="T4">OPT</text:span> timing. <text:s/>TAIL only will result in dud.</text:p>
            </text:list-item>
          </text:list>
        </text:list-item>
      </text:list>
      <text:p text:style-name="P10"/>
      <text:p text:style-name="P7"><text:span text:style-name="T26">Bomb</text:span><text:span text:style-name="T27"> interval spacing table</text:span><text:span text:style-name="T28"> and notes</text:span><text:span text:style-name="T36"> -- WIP need more data</text:span><text:span text:style-name="T37"> points</text:span></text:p>
      <text:list text:style-name="L4">
        <text:list-item>
          <text:p text:style-name="P18">Intervals<text:tab/><text:span text:style-name="T35"><text:tab/></text:span>0.06 s<text:span text:style-name="T29">ec</text:span><text:tab/>0.10 s<text:span text:style-name="T29">ec</text:span><text:tab/>0.14 s<text:span text:style-name="T29">ec</text:span></text:p>
          <text:p text:style-name="P19"><text:span text:style-name="T31">6</text:span><text:span text:style-name="T30">00 kts<text:tab/></text:span><text:span text:style-name="T32"><text:tab/>60.8 ft<text:tab/><text:tab/>101.3 ft<text:tab/>141.8 ft</text:span></text:p>
          <text:p text:style-name="P19"><text:span text:style-name="T31">5</text:span><text:span text:style-name="T30">50 kts<text:tab/></text:span><text:span text:style-name="T32"><text:tab/>55.7 ft<text:tab/><text:tab/>92.8 ft<text:tab/><text:tab/>130.0 ft</text:span></text:p>
          <text:p text:style-name="P20"><text:span text:style-name="T31">500 kts<text:tab/></text:span><text:span text:style-name="T33"><text:tab/>50.6</text:span><text:span text:style-name="T34"> ft<text:tab/></text:span><text:span text:style-name="T33"><text:tab/>84.4 </text:span><text:span text:style-name="T34">ft</text:span><text:span text:style-name="T33"><text:tab/><text:tab/>118.1 </text:span><text:span text:style-name="T34">ft</text:span></text:p>
          <text:p text:style-name="P17"><text:span text:style-name="T4">450 kts<text:tab/></text:span><text:tab/>45.6 <text:span text:style-name="T29">ft</text:span><text:tab/><text:tab/>76.0 <text:span text:style-name="T29">ft</text:span><text:tab/><text:tab/>106.3 <text:span text:style-name="T29">ft</text:span></text:p>
          <text:p text:style-name="P17"><text:span text:style-name="T4">400 kts<text:tab/></text:span><text:tab/>40.5 <text:span text:style-name="T29">ft</text:span><text:tab/><text:tab/>67.5 <text:span text:style-name="T29">ft</text:span><text:tab/><text:tab/>94.5 <text:span text:style-name="T29">ft</text:span></text:p>
          <text:p text:style-name="P17"><text:span text:style-name="T4">350 kts<text:tab/></text:span><text:tab/>35.4 <text:span text:style-name="T29">ft</text:span><text:tab/><text:tab/>59.0 <text:span text:style-name="T29">ft</text:span><text:tab/><text:tab/>82.7 <text:span text:style-name="T29">ft</text:span></text:p>
        </text:list-item>
        <text:list-item>
          <text:p text:style-name="P22"><text:span text:style-name="T22">Calculation: kts / 60 / 60 * </text:span><text:span text:style-name="T23">6076.115 / </text:span><text:span text:style-name="T24">interval = distance</text:span><text:span text:style-name="T25"> in f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39.572000000</dc:date>
    <meta:editing-duration>PT21H11M53S</meta:editing-duration>
    <meta:editing-cycles>8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5" meta:word-count="269" meta:character-count="1276" meta:non-whitespace-character-count="1046"/>
  </office:meta>
</office:document-meta>
</file>